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0828" officeooo:paragraph-rsid="000c0828"/>
    </style:style>
    <style:style style:name="P2" style:family="paragraph" style:parent-style-name="Standard">
      <style:text-properties officeooo:rsid="000c0828" officeooo:paragraph-rsid="000d4728"/>
    </style:style>
    <style:style style:name="P3" style:family="paragraph" style:parent-style-name="Standard">
      <style:text-properties officeooo:rsid="000de188" officeooo:paragraph-rsid="000de188"/>
    </style:style>
    <style:style style:name="P4" style:family="paragraph" style:parent-style-name="Standard">
      <style:text-properties officeooo:rsid="000f9aa9" officeooo:paragraph-rsid="000f9aa9"/>
    </style:style>
    <style:style style:name="T1" style:family="text">
      <style:text-properties officeooo:rsid="000c709e"/>
    </style:style>
    <style:style style:name="T2" style:family="text">
      <style:text-properties officeooo:rsid="000d4728"/>
    </style:style>
    <style:style style:name="T3" style:family="text">
      <style:text-properties officeooo:rsid="000f9aa9"/>
    </style:style>
    <style:style style:name="T4" style:family="text">
      <style:text-properties officeooo:rsid="001059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ject Proposal</text:p>
      <text:p text:style-name="Standard">Step Two of your first capstone is all about fleshing out your project idea. For this step,</text:p>
      <text:p text:style-name="Standard">please write a proposal based on the project idea you agreed on with your mentor. This</text:p>
      <text:p text:style-name="Standard">proposal should be a 1-2 page document that answers the following questions:</text:p>
      <text:p text:style-name="Standard">1. What goal will your website be designed to achieve?</text:p>
      <text:p text:style-name="Standard"/>
      <text:p text:style-name="P1">Find charging stations for electric vehicles and indicate whether or not the charging stations is working. Users will be able to review charging stations and tag stations with “broken, working, closed, or not working as indicated”.</text:p>
      <text:p text:style-name="Standard"/>
      <text:p text:style-name="Standard">2. What kind of users will visit your site? In other words, what is the demographic of</text:p>
      <text:p text:style-name="Standard">your users?</text:p>
      <text:p text:style-name="Standard"/>
      <text:p text:style-name="P1">Electric vehicle users looking to charge their vehicles locally or plan a trip. </text:p>
      <text:p text:style-name="Standard"/>
      <text:p text:style-name="Standard">3. What data do you plan on using? You may have not picked your actual API yet,</text:p>
      <text:p text:style-name="Standard">which is fine, just outline what kind of data you would like it to contain.</text:p>
      <text:p text:style-name="Standard"/>
      <text:p text:style-name="P2">Google Maps API to generate maps of <text:span text:style-name="T1">charging stations. </text:span></text:p>
      <text:p text:style-name="P2"><text:span text:style-name="T1">OpenChargeMap to generate list of charging stations based on geolocation or </text:span><text:span text:style-name="T2">predefined latitude and longitude. </text:span></text:p>
      <text:p text:style-name="Standard"/>
      <text:p text:style-name="Standard">4. In brief, outline your approach to creating your project (knowing that you may not</text:p>
      <text:p text:style-name="Standard">know everything in advance and that these details might change later). Answer</text:p>
      <text:p text:style-name="Standard">questions like the ones below, but feel free to add more information:</text:p>
      <text:p text:style-name="Standard">a. What does your database schema look like?</text:p>
      <text:p text:style-name="P3">Preliminary schema at git.com/CodeOverGeo/rtc</text:p>
      <text:p text:style-name="Standard"/>
      <text:p text:style-name="Standard">b. What kinds of issues might you run into with your API?</text:p>
      <text:p text:style-name="P3">API down. Lat/Long is unknown or in the middle of the ocean. No charging stations found.</text:p>
      <text:p text:style-name="Standard"/>
      <text:p text:style-name="Standard">c. Is there any sensitive information you need to secure?</text:p>
      <text:p text:style-name="P3">Users will be able to log in to write reviews. Passwords will need to be encrypted.</text:p>
      <text:p text:style-name="Standard"/>
      <text:p text:style-name="Standard">d. What functionality will your app include?</text:p>
      <text:p text:style-name="P3">Reviews for charging stations. Add tags from user interaction to verify OpenChargeMap data. <text:span text:style-name="T3">Filter charging station </text:span><text:span text:style-name="T4">by tag and top reviews. <text:s/>Show users their submitted reviews.</text:span></text:p>
      <text:p text:style-name="Standard"/>
      <text:p text:style-name="Standard">e. What will the user flow look like?</text:p>
      <text:p text:style-name="P3">Guest users will log in, see geolocated charging stations at a predefined radius. Clicking on a charging station will show station, reviews and tags associated with station. Back button will go back to map. Map will accept addresses and radius from form to search.</text:p>
      <text:p text:style-name="P3"/>
      <text:p text:style-name="P3">Logged in users will gain ability to add reviews and tag stations with predefined tags.</text:p>
      <text:p text:style-name="Standard"/>
      <text:p text:style-name="Standard">f. What features make your site more than CRUD? Do you have any stretch</text:p>
      <text:p text:style-name="Standard">goals?</text:p>
      <text:p text:style-name="Standard"/>
      <text:p text:style-name="P4"><text:soft-page-break/>Adding reviews to the webapp and matching them with user. <text:span text:style-name="T4">Showing charging station filtered by tags or review sco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4T09:28:26.566000000</meta:creation-date>
    <dc:date>2021-07-24T11:34:17.582000000</dc:date>
    <meta:editing-duration>PT35M9S</meta:editing-duration>
    <meta:editing-cycles>2</meta:editing-cycles>
    <meta:generator>LibreOffice/7.1.4.2$Windows_X86_64 LibreOffice_project/a529a4fab45b75fefc5b6226684193eb000654f6</meta:generator>
    <meta:document-statistic meta:table-count="0" meta:image-count="0" meta:object-count="0" meta:page-count="2" meta:paragraph-count="30" meta:word-count="420" meta:character-count="2457" meta:non-whitespace-character-count="2063"/>
  </office:meta>
</office:document-meta>
</file>